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W4 - (stright line) with 10 Obstacles. The distance to the target is 9 meters</text:p>
          </table:table-cell>
          <table:table-cell table:style-name="ce1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0.92" calcext:value-type="float">
            <text:p>0.92</text:p>
          </table:table-cell>
          <table:table-cell table:formula="of:=[.D4]*0.5+0.5*[.H4]" office:value-type="float" office:value="0.8933333333335" calcext:value-type="float">
            <text:p>0.89333333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7" calcext:value-type="float">
            <text:p>0.8666666667</text:p>
          </table:table-cell>
        </table:table-row>
        <table:table-row table:style-name="ro1">
          <table:table-cell table:style-name="ce2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0.593333333333" calcext:value-type="float">
            <text:p>0.5933333333</text:p>
          </table:table-cell>
          <table:table-cell table:formula="of:=[.D5]*0.5+0.5*[.H5]" office:value-type="float" office:value="0.563333333333" calcext:value-type="float">
            <text:p>0.56333333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533333333333" calcext:value-type="float">
            <text:p>0.5333333333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0.60625" calcext:value-type="float">
            <text:p>0.60625</text:p>
          </table:table-cell>
          <table:table-cell table:formula="of:=[.D6]*0.5+0.5*[.H6]" office:value-type="float" office:value="0.459375" calcext:value-type="float">
            <text:p>0.4593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table:style-name="ce2" office:value-type="string" calcext:value-type="string">
            <text:p>APBITE 4.0-4.0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0.51875" calcext:value-type="float">
            <text:p>0.51875</text:p>
          </table:table-cell>
          <table:table-cell table:formula="of:=[.D7]*0.5+0.5*[.H7]" office:value-type="float" office:value="0.571875" calcext:value-type="float">
            <text:p>0.57187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0.64375" calcext:value-type="float">
            <text:p>0.64375</text:p>
          </table:table-cell>
          <table:table-cell table:formula="of:=[.D8]*0.5+0.5*[.H8]" office:value-type="float" office:value="0.540625" calcext:value-type="float">
            <text:p>0.5406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*0.5+0.5*[.H9]" office:value-type="float" office:value="0.5" calcext:value-type="float">
            <text:p>0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0.823076923077" calcext:value-type="float">
            <text:p>0.8230769231</text:p>
          </table:table-cell>
          <table:table-cell table:formula="of:=[.D10]*0.5+0.5*[.H10]" office:value-type="float" office:value="0.4115384615385" calcext:value-type="float">
            <text:p>0.41153846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0.925" calcext:value-type="float">
            <text:p>0.925</text:p>
          </table:table-cell>
          <table:table-cell table:formula="of:=[.D15]*0.5+0.5*[.H15]"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PBITE 4.0-1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0.415384615385" calcext:value-type="float">
            <text:p>0.4153846154</text:p>
          </table:table-cell>
          <table:table-cell table:formula="of:=[.D16]*0.5+0.5*[.H16]" office:value-type="float" office:value="0.515384615385" calcext:value-type="float">
            <text:p>0.515384615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615384615385" calcext:value-type="float">
            <text:p>0.6153846154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614285714286" calcext:value-type="float">
            <text:p>0.6142857143</text:p>
          </table:table-cell>
          <table:table-cell table:formula="of:=[.D17]*0.5+0.5*[.H17]" office:value-type="float" office:value="0.3785714285715" calcext:value-type="float">
            <text:p>0.37857142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style-name="ce2" office:value-type="string" calcext:value-type="string">
            <text:p>APBITE 4.0-4.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0.557142857143" calcext:value-type="float">
            <text:p>0.5571428571</text:p>
          </table:table-cell>
          <table:table-cell table:formula="of:=[.D18]*0.5+0.5*[.H18]"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.642857142857" calcext:value-type="float">
            <text:p>0.6428571429</text:p>
          </table:table-cell>
        </table:table-row>
        <table:table-row table:style-name="ro1">
          <table:table-cell table:style-name="ce2" office:value-type="string" calcext:value-type="string">
            <text:p>APBITE 1-4.0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.673333333333" calcext:value-type="float">
            <text:p>0.6733333333</text:p>
          </table:table-cell>
          <table:table-cell table:formula="of:=[.D19]*0.5+0.5*[.H19]" office:value-type="float" office:value="0.6366666666665" calcext:value-type="float">
            <text:p>0.63666666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*0.5+0.5*[.H20]" office:value-type="float" office:value="0.40625" calcext:value-type="float">
            <text:p>0.406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table:formula="of:=[.D21]*0.5+0.5*[.H21]" office:value-type="float" office:value="0.45" calcext:value-type="float">
            <text:p>0.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0.814285714286" calcext:value-type="float">
            <text:p>0.8142857143</text:p>
          </table:table-cell>
          <table:table-cell table:formula="of:=[.D28]*0.5+0.5*[.H28]" office:value-type="float" office:value="0.907142857143" calcext:value-type="float">
            <text:p>0.9071428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table:formula="of:=[.D29]*0.5+0.5*[.H29]"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0.611111111111" calcext:value-type="float">
            <text:p>0.6111111111</text:p>
          </table:table-cell>
          <table:table-cell table:formula="of:=[.D30]*0.5+0.5*[.H30]" office:value-type="float" office:value="0.388888888889" calcext:value-type="float">
            <text:p>0.38888888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table:style-name="ce2" office:value-type="string" calcext:value-type="string">
            <text:p>APBITE 4.0-4.0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0.58" calcext:value-type="float">
            <text:p>0.58</text:p>
          </table:table-cell>
          <table:table-cell table:formula="of:=[.D31]*0.5+0.5*[.H31]" office:value-type="float" office:value="0.69" calcext:value-type="float">
            <text:p>0.6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571428571429" calcext:value-type="float">
            <text:p>0.5714285714</text:p>
          </table:table-cell>
          <table:table-cell table:formula="of:=[.D32]*0.5+0.5*[.H32]" office:value-type="float" office:value="0.5357142857145" calcext:value-type="float">
            <text:p>0.535714285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]*0.5+0.5*[.H33]" office:value-type="float" office:value="0.4642857142855" calcext:value-type="float">
            <text:p>0.46428571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928571428571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0.775" calcext:value-type="float">
            <text:p>0.775</text:p>
          </table:table-cell>
          <table:table-cell table:formula="of:=[.D34]*0.5+0.5*[.H34]" office:value-type="float" office:value="0.3875" calcext:value-type="float">
            <text:p>0.38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2 - (stright line) with 10 Obstacles. The distance to the target is 12 meters</text:p>
          </table:table-cell>
          <table:table-cell table:style-name="ce1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0.961538461538" calcext:value-type="float">
            <text:p>0.9615384615</text:p>
          </table:table-cell>
          <table:table-cell table:formula="of:=[.D40]*0.5+0.5*[.H40]" office:value-type="float" office:value="0.942307692307461" calcext:value-type="float">
            <text:p>0.94230769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923076923076923" calcext:value-type="float">
            <text:p>0.9230769231</text:p>
          </table:table-cell>
        </table:table-row>
        <table:table-row table:style-name="ro1">
          <table:table-cell table:style-name="ce2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0.613333333333" calcext:value-type="float">
            <text:p>0.6133333333</text:p>
          </table:table-cell>
          <table:table-cell table:formula="of:=[.D41]*0.5+0.5*[.H41]" office:value-type="float" office:value="0.773333333333167" calcext:value-type="float">
            <text:p>0.77333333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.592857142857" calcext:value-type="float">
            <text:p>0.5928571429</text:p>
          </table:table-cell>
          <table:table-cell table:formula="of:=[.D42]*0.5+0.5*[.H42]" office:value-type="float" office:value="0.653571428571357" calcext:value-type="float">
            <text:p>0.653571428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42857143</text:p>
          </table:table-cell>
        </table:table-row>
        <table:table-row table:style-name="ro1">
          <table:table-cell table:style-name="ce2" office:value-type="string" calcext:value-type="string">
            <text:p>APBITE 4.0-4.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0.535714285714" calcext:value-type="float">
            <text:p>0.5357142857</text:p>
          </table:table-cell>
          <table:table-cell table:formula="of:=[.D43]*0.5+0.5*[.H43]" office:value-type="float" office:value="0.767857142857" calcext:value-type="float">
            <text:p>0.7678571429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0.635714285714" calcext:value-type="float">
            <text:p>0.6357142857</text:p>
          </table:table-cell>
          <table:table-cell table:formula="of:=[.D44]*0.5+0.5*[.H44]" office:value-type="float" office:value="0.639285714285571" calcext:value-type="float">
            <text:p>0.63928571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*0.5+0.5*[.H45]" office:value-type="float" office:value="0.5" calcext:value-type="float">
            <text:p>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0.875" calcext:value-type="float">
            <text:p>0.875</text:p>
          </table:table-cell>
          <table:table-cell table:formula="of:=[.D46]*0.5+0.5*[.H46]"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0.814285714286" calcext:value-type="float">
            <text:p>0.8142857143</text:p>
          </table:table-cell>
          <table:table-cell table:formula="of:=[.D50]*0.5+0.5*[.H50]" office:value-type="float" office:value="0.907142857143" calcext:value-type="float">
            <text:p>0.9071428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BITE 4.0-1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0.421428571429" calcext:value-type="float">
            <text:p>0.4214285714</text:p>
          </table:table-cell>
          <table:table-cell table:formula="of:=[.D51]*0.5+0.5*[.H51]" office:value-type="float" office:value="0.7107142857145" calcext:value-type="float">
            <text:p>0.7107142857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.564285714286" calcext:value-type="float">
            <text:p>0.5642857143</text:p>
          </table:table-cell>
          <table:table-cell table:formula="of:=[.D52]*0.5+0.5*[.H52]" office:value-type="float" office:value="0.639285714285857" calcext:value-type="float">
            <text:p>0.63928571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42857143</text:p>
          </table:table-cell>
        </table:table-row>
        <table:table-row table:style-name="ro1">
          <table:table-cell table:style-name="ce2" office:value-type="string" calcext:value-type="string">
            <text:p>APBITE 4.0-4.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0.55" calcext:value-type="float">
            <text:p>0.55</text:p>
          </table:table-cell>
          <table:table-cell table:formula="of:=[.D53]*0.5+0.5*[.H53]" office:value-type="float" office:value="0.74375" calcext:value-type="float">
            <text:p>0.743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.63125" calcext:value-type="float">
            <text:p>0.63125</text:p>
          </table:table-cell>
          <table:table-cell table:formula="of:=[.D54]*0.5+0.5*[.H54]" office:value-type="float" office:value="0.471875" calcext:value-type="float">
            <text:p>0.4718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]*0.5+0.5*[.H55]" office:value-type="float" office:value="0.5" calcext:value-type="float">
            <text:p>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0.78" calcext:value-type="float">
            <text:p>0.78</text:p>
          </table:table-cell>
          <table:table-cell table:formula="of:=[.D56]*0.5+0.5*[.H56]" office:value-type="float" office:value="0.39" calcext:value-type="float">
            <text:p>0.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3 – (stright line) with 3 Obstacles. The distance to the target is 9.5 meters</text:p>
          </table:table-cell>
          <table:table-cell table:style-name="ce1" table:number-columns-repeated="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61]*0.5+0.5*[.H61]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PBITE 4.0-1.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.472222222222" calcext:value-type="float">
            <text:p>0.4722222222</text:p>
          </table:table-cell>
          <table:table-cell table:formula="of:=[.D62]*0.5+0.5*[.H62]" office:value-type="float" office:value="0.5277777777775" calcext:value-type="float">
            <text:p>0.52777777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33" calcext:value-type="float">
            <text:p>0.5833333333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484848484848" calcext:value-type="float">
            <text:p>0.4848484848</text:p>
          </table:table-cell>
          <table:table-cell table:formula="of:=[.D63]*0.5+0.5*[.H63]" office:value-type="float" office:value="0.6969696969695" calcext:value-type="float">
            <text:p>0.6969696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909090909091" calcext:value-type="float">
            <text:p>0.9090909091</text:p>
          </table:table-cell>
        </table:table-row>
        <table:table-row table:style-name="ro1">
          <table:table-cell office:value-type="string" calcext:value-type="string">
            <text:p>APBITE 4.0-4.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0.6" calcext:value-type="float">
            <text:p>0.6</text:p>
          </table:table-cell>
          <table:table-cell table:formula="of:=[.D64]*0.5+0.5*[.H64]" office:value-type="float" office:value="0.7333333333335" calcext:value-type="float">
            <text:p>0.7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0.866666666667" calcext:value-type="float">
            <text:p>0.8666666667</text:p>
          </table:table-cell>
        </table:table-row>
        <table:table-row table:style-name="ro1">
          <table:table-cell office:value-type="string" calcext:value-type="string">
            <text:p>APBITE 1.0-4.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717391304348" calcext:value-type="float">
            <text:p>0.7173913043</text:p>
          </table:table-cell>
          <table:table-cell table:formula="of:=[.D65]*0.5+0.5*[.H65]" office:value-type="float" office:value="0.658695652174" calcext:value-type="float">
            <text:p>0.65869565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*0.5+0.5*[.H66]" office:value-type="float" office:value="0.5" calcext:value-type="float">
            <text:p>0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11" calcext:value-type="float">
            <text:p>0.8611111111</text:p>
          </table:table-cell>
          <table:table-cell table:formula="of:=[.D67]*0.5+0.5*[.H67]" office:value-type="float" office:value="0.4305555555555" calcext:value-type="float">
            <text:p>0.43055555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</table:table-row>
        <table:table-row table:style-name="ro1">
          <table:table-cell office:value-type="string" calcext:value-type="string">
            <text:p>full view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D71]*0.5+0.5*[.H71]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BITE 4.0-1.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615384615385" calcext:value-type="float">
            <text:p>0.6153846154</text:p>
          </table:table-cell>
          <table:table-cell table:formula="of:=[.D72]*0.5+0.5*[.H72]" office:value-type="float" office:value="0.692307692308" calcext:value-type="float">
            <text:p>0.69230769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769230769231" calcext:value-type="float">
            <text:p>0.7692307692</text:p>
          </table:table-cell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888888888889" calcext:value-type="float">
            <text:p>0.8888888889</text:p>
          </table:table-cell>
          <table:table-cell table:formula="of:=[.D73]*0.5+0.5*[.H73]" office:value-type="float" office:value="0.873015873016" calcext:value-type="float">
            <text:p>0.8730158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857142857143" calcext:value-type="float">
            <text:p>0.8571428571</text:p>
          </table:table-cell>
        </table:table-row>
        <table:table-row table:style-name="ro1">
          <table:table-cell office:value-type="string" calcext:value-type="string">
            <text:p>APBITE 4.0-4.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0.538461538462" calcext:value-type="float">
            <text:p>0.5384615385</text:p>
          </table:table-cell>
          <table:table-cell table:formula="of:=[.D74]*0.5+0.5*[.H74]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461538461538" calcext:value-type="float">
            <text:p>0.4615384615</text:p>
          </table:table-cell>
        </table:table-row>
        <table:table-row table:style-name="ro1">
          <table:table-cell office:value-type="string" calcext:value-type="string">
            <text:p>APBITE 1.0-4.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0.871794871795" calcext:value-type="float">
            <text:p>0.8717948718</text:p>
          </table:table-cell>
          <table:table-cell table:formula="of:=[.D75]*0.5+0.5*[.H75]" office:value-type="float" office:value="0.7051282051285" calcext:value-type="float">
            <text:p>0.70512820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38461538462" calcext:value-type="float">
            <text:p>0.5384615385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]*0.5+0.5*[.H76]" office:value-type="float" office:value="0.5" calcext:value-type="float">
            <text:p>0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0.880952380952" calcext:value-type="float">
            <text:p>0.880952381</text:p>
          </table:table-cell>
          <table:table-cell table:formula="of:=[.D77]*0.5+0.5*[.H77]" office:value-type="float" office:value="0.440476190476" calcext:value-type="float">
            <text:p>0.440476190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5:54:11.203330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4:27:25.877834444</meta:creation-date>
    <meta:generator>LibreOffice/5.1.6.2$Linux_X86_64 LibreOffice_project/10m0$Build-2</meta:generator>
    <dc:date>2017-05-18T12:17:41.968203337</dc:date>
    <meta:editing-duration>P2DT20H38M38S</meta:editing-duration>
    <meta:editing-cycles>4</meta:editing-cycles>
    <meta:document-statistic meta:table-count="1" meta:cell-count="458" meta:object-count="0"/>
  </office:meta>
</office:document-meta>
</file>